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508000" calcext:value-type="float">
            <text:p>508000</text:p>
          </table:table-cell>
          <table:table-cell office:value-type="float" office:value="377300" calcext:value-type="float">
            <text:p>377300</text:p>
          </table:table-cell>
          <table:table-cell office:value-type="float" office:value="214500" calcext:value-type="float">
            <text:p>214500</text:p>
          </table:table-cell>
          <table:table-cell office:value-type="float" office:value="188500" calcext:value-type="float">
            <text:p>188500</text:p>
          </table:table-cell>
          <table:table-cell office:value-type="float" office:value="180900" calcext:value-type="float">
            <text:p>1809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500800" calcext:value-type="float">
            <text:p>-500800</text:p>
          </table:table-cell>
          <table:table-cell office:value-type="float" office:value="-363300" calcext:value-type="float">
            <text:p>-363300</text:p>
          </table:table-cell>
          <table:table-cell office:value-type="float" office:value="-198300" calcext:value-type="float">
            <text:p>-198300</text:p>
          </table:table-cell>
          <table:table-cell office:value-type="float" office:value="-176700" calcext:value-type="float">
            <text:p>-176700</text:p>
          </table:table-cell>
          <table:table-cell office:value-type="float" office:value="-172800" calcext:value-type="float">
            <text:p>-1728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7200" calcext:value-type="float">
            <text:p>7200</text:p>
          </table:table-cell>
          <table:table-cell office:value-type="float" office:value="14000" calcext:value-type="float">
            <text:p>14000</text:p>
          </table:table-cell>
          <table:table-cell office:value-type="float" office:value="16200" calcext:value-type="float">
            <text:p>16200</text:p>
          </table:table-cell>
          <table:table-cell office:value-type="float" office:value="11800" calcext:value-type="float">
            <text:p>11800</text:p>
          </table:table-cell>
          <table:table-cell office:value-type="float" office:value="8100" calcext:value-type="float">
            <text:p>81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00" calcext:value-type="float">
            <text:p>100</text:p>
          </table:table-cell>
          <table:table-cell office:value-type="float" office:value="8400" calcext:value-type="float">
            <text:p>8400</text:p>
          </table:table-cell>
          <table:table-cell office:value-type="float" office:value="12300" calcext:value-type="float">
            <text:p>12300</text:p>
          </table:table-cell>
          <table:table-cell office:value-type="float" office:value="8200" calcext:value-type="float">
            <text:p>8200</text:p>
          </table:table-cell>
          <table:table-cell office:value-type="float" office:value="5700" calcext:value-type="float">
            <text:p>57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office:value-type="float" office:value="63670439" calcext:value-type="float">
            <text:p>63670439</text:p>
          </table:table-cell>
          <table:table-cell table:number-columns-repeated="4" office:value-type="float" office:value="57730439" calcext:value-type="float">
            <text:p>57730439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69500" calcext:value-type="float">
            <text:p>69500</text:p>
          </table:table-cell>
          <table:table-cell office:value-type="float" office:value="76900" calcext:value-type="float">
            <text:p>76900</text:p>
          </table:table-cell>
          <table:table-cell office:value-type="float" office:value="38400" calcext:value-type="float">
            <text:p>38400</text:p>
          </table:table-cell>
          <table:table-cell office:value-type="float" office:value="35100" calcext:value-type="float">
            <text:p>35100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97200" calcext:value-type="float">
            <text:p>197200</text:p>
          </table:table-cell>
          <table:table-cell office:value-type="float" office:value="220300" calcext:value-type="float">
            <text:p>220300</text:p>
          </table:table-cell>
          <table:table-cell office:value-type="float" office:value="95700" calcext:value-type="float">
            <text:p>95700</text:p>
          </table:table-cell>
          <table:table-cell office:value-type="float" office:value="90500" calcext:value-type="float">
            <text:p>90500</text:p>
          </table:table-cell>
          <table:table-cell office:value-type="float" office:value="92700" calcext:value-type="float">
            <text:p>927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08300" calcext:value-type="float">
            <text:p>108300</text:p>
          </table:table-cell>
          <table:table-cell office:value-type="float" office:value="101400" calcext:value-type="float">
            <text:p>101400</text:p>
          </table:table-cell>
          <table:table-cell office:value-type="float" office:value="94600" calcext:value-type="float">
            <text:p>94600</text:p>
          </table:table-cell>
          <table:table-cell office:value-type="float" office:value="80500" calcext:value-type="float">
            <text:p>80500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Oma pääoma ja velat</text:p>
          </table:table-cell>
          <table:table-cell table:style-name="ce3" table:number-columns-repeated="4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03:11.8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</meta:editing-duration>
    <meta:editing-cycles>3</meta:editing-cycles>
    <meta:generator>LibreOffice/5.4.2.2$Windows_X86_64 LibreOffice_project/22b09f6418e8c2d508a9eaf86b2399209b0990f4</meta:generator>
    <dc:date>2017-11-22T12:03:50.571000000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